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8.6pt"/>
    </style:style>
    <style:style style:name="co8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esired Weight (g)</text:p>
          </table:table-cell>
          <table:table-cell table:formula="of:=1.7/0.0022046" office:value-type="float" office:value="771.114941485984" calcext:value-type="float">
            <text:p>771.114941485984</text:p>
          </table:table-cell>
          <table:table-cell table:formula="of:=1.7/0.0022046" office:value-type="float" office:value="771.114941485984" calcext:value-type="float">
            <text:p>771.114941485984</text:p>
          </table:table-cell>
          <table:table-cell table:formula="of:=1.7/0.0022046" office:value-type="float" office:value="771.114941485984" calcext:value-type="float">
            <text:p>771.114941485984</text:p>
          </table:table-cell>
          <table:table-cell table:formula="of:=1.7/0.0022046" office:value-type="float" office:value="771.114941485984" calcext:value-type="float">
            <text:p>771.114941485984</text:p>
          </table:table-cell>
          <table:table-cell table:formula="of:=1.7/0.0022046" office:value-type="float" office:value="771.114941485984" calcext:value-type="float">
            <text:p>771.114941485984</text:p>
          </table:table-cell>
          <table:table-cell table:formula="of:=1.7/0.0022046" office:value-type="float" office:value="771.114941485984" calcext:value-type="float">
            <text:p>771.114941485984</text:p>
          </table:table-cell>
          <table:table-cell table:number-columns-repeated="2" office:value-type="float" office:value="1043.262" calcext:value-type="float">
            <text:p>1043.262</text:p>
          </table:table-cell>
          <table:table-cell table:formula="of:=0.4/0.0022046" office:value-type="float" office:value="181.438809761408" calcext:value-type="float">
            <text:p>181.438809761408</text:p>
          </table:table-cell>
          <table:table-cell table:formula="of:=0.4/0.0022046" office:value-type="float" office:value="181.438809761408" calcext:value-type="float">
            <text:p>181.438809761408</text:p>
          </table:table-cell>
        </table:table-row>
        <table:table-row table:style-name="ro1">
          <table:table-cell table:style-name="ce1" office:value-type="string" calcext:value-type="string">
            <text:p>Rod Diameter (cm)</text:p>
          </table:table-cell>
          <table:table-cell table:formula="of:=(5/8)*25.4/10" office:value-type="float" office:value="1.5875" calcext:value-type="float">
            <text:p>1.5875</text:p>
          </table:table-cell>
          <table:table-cell table:formula="of:=0.98*25.4/10" office:value-type="float" office:value="2.4892" calcext:value-type="float">
            <text:p>2.4892</text:p>
          </table:table-cell>
          <table:table-cell table:formula="of:=(0.75)*2.54" office:value-type="float" office:value="1.905" calcext:value-type="float">
            <text:p>1.905</text:p>
          </table:table-cell>
          <table:table-cell table:formula="of:=(0.75)*2.54" office:value-type="float" office:value="1.905" calcext:value-type="float">
            <text:p>1.905</text:p>
          </table:table-cell>
          <table:table-cell table:formula="of:=(5/8)*25.4/10" office:value-type="float" office:value="1.5875" calcext:value-type="float">
            <text:p>1.5875</text:p>
          </table:table-cell>
          <table:table-cell table:formula="of:=(5/8)*25.4/10" office:value-type="float" office:value="1.5875" calcext:value-type="float">
            <text:p>1.5875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(5/8)*25.4/10" office:value-type="float" office:value="1.5875" calcext:value-type="float">
            <text:p>1.5875</text:p>
          </table:table-cell>
          <table:table-cell table:formula="of:=(3/4)*2.54" office:value-type="float" office:value="1.905" calcext:value-type="float">
            <text:p>1.90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2" office:value-type="string" calcext:value-type="string">
            <text:p>Density of Steel (g/cm^3)</text:p>
          </table:table-cell>
          <table:table-cell table:number-columns-repeated="6"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quired Volume (cm^3)</text:p>
          </table:table-cell>
          <table:table-cell table:formula="of:=[.B1]/[.B7]" office:value-type="float" office:value="96.389367685748" calcext:value-type="float">
            <text:p>96.389367685748</text:p>
          </table:table-cell>
          <table:table-cell table:formula="of:=[.C1]/[.C7]" office:value-type="float" office:value="96.389367685748" calcext:value-type="float">
            <text:p>96.389367685748</text:p>
          </table:table-cell>
          <table:table-cell table:formula="of:=[.D1]/[.D7]" office:value-type="float" office:value="96.389367685748" calcext:value-type="float">
            <text:p>96.389367685748</text:p>
          </table:table-cell>
          <table:table-cell table:formula="of:=[.E1]/[.E7]" office:value-type="float" office:value="96.389367685748" calcext:value-type="float">
            <text:p>96.389367685748</text:p>
          </table:table-cell>
          <table:table-cell table:formula="of:=[.F1]/[.F7]" office:value-type="float" office:value="96.389367685748" calcext:value-type="float">
            <text:p>96.389367685748</text:p>
          </table:table-cell>
          <table:table-cell table:formula="of:=[.G1]/[.G7]" office:value-type="float" office:value="96.389367685748" calcext:value-type="float">
            <text:p>96.389367685748</text:p>
          </table:table-cell>
          <table:table-cell table:formula="of:=[.H1]/[.H7]" office:value-type="float" office:value="130.40775" calcext:value-type="float">
            <text:p>130.40775</text:p>
          </table:table-cell>
          <table:table-cell/>
          <table:table-cell table:formula="of:=[.J1]/[.J7]" office:value-type="float" office:value="22.679851220176" calcext:value-type="float">
            <text:p>22.679851220176</text:p>
          </table:table-cell>
          <table:table-cell table:formula="of:=[.K1]/[.K7]" office:value-type="float" office:value="22.679851220176" calcext:value-type="float">
            <text:p>22.679851220176</text:p>
          </table:table-cell>
        </table:table-row>
        <table:table-row table:style-name="ro1">
          <table:table-cell office:value-type="string" calcext:value-type="string">
            <text:p>Rod Area (cm^2)</text:p>
          </table:table-cell>
          <table:table-cell table:formula="of:=3.14*[.B2]" office:value-type="float" office:value="4.98475" calcext:value-type="float">
            <text:p>4.98475</text:p>
          </table:table-cell>
          <table:table-cell table:formula="of:=3.14*[.C2]" office:value-type="float" office:value="7.816088" calcext:value-type="float">
            <text:p>7.816088</text:p>
          </table:table-cell>
          <table:table-cell table:formula="of:=3.14*[.D2]" office:value-type="float" office:value="5.9817" calcext:value-type="float">
            <text:p>5.9817</text:p>
          </table:table-cell>
          <table:table-cell table:formula="of:=3.14*[.E2]" office:value-type="float" office:value="5.9817" calcext:value-type="float">
            <text:p>5.9817</text:p>
          </table:table-cell>
          <table:table-cell table:formula="of:=3.14*[.F2]" office:value-type="float" office:value="4.98475" calcext:value-type="float">
            <text:p>4.98475</text:p>
          </table:table-cell>
          <table:table-cell table:formula="of:=3.14*[.G2]" office:value-type="float" office:value="4.98475" calcext:value-type="float">
            <text:p>4.98475</text:p>
          </table:table-cell>
          <table:table-cell table:formula="of:=3.14*[.H2]" office:value-type="float" office:value="7.9756" calcext:value-type="float">
            <text:p>7.9756</text:p>
          </table:table-cell>
          <table:table-cell/>
          <table:table-cell table:formula="of:=3.14*[.J2]" office:value-type="float" office:value="4.98475" calcext:value-type="float">
            <text:p>4.98475</text:p>
          </table:table-cell>
          <table:table-cell table:formula="of:=3.14*[.K2]" office:value-type="float" office:value="5.9817" calcext:value-type="float">
            <text:p>5.9817</text:p>
          </table:table-cell>
        </table:table-row>
        <table:table-row table:style-name="ro1">
          <table:table-cell office:value-type="string" calcext:value-type="string">
            <text:p>Required Length (cm)</text:p>
          </table:table-cell>
          <table:table-cell table:formula="of:=[.B8]/[.B9]" office:value-type="float" office:value="19.3368509324937" calcext:value-type="float">
            <text:p>19.3368509324937</text:p>
          </table:table-cell>
          <table:table-cell table:formula="of:=[.C8]/[.C9]" office:value-type="float" office:value="12.3321753396006" calcext:value-type="float">
            <text:p>12.3321753396006</text:p>
          </table:table-cell>
          <table:table-cell table:formula="of:=[.D8]/[.D9]" office:value-type="float" office:value="16.1140424437448" calcext:value-type="float">
            <text:p>16.1140424437448</text:p>
          </table:table-cell>
          <table:table-cell table:formula="of:=[.E8]/[.E9]" office:value-type="float" office:value="16.1140424437448" calcext:value-type="float">
            <text:p>16.1140424437448</text:p>
          </table:table-cell>
          <table:table-cell table:formula="of:=[.F8]/[.F9]" office:value-type="float" office:value="19.3368509324937" calcext:value-type="float">
            <text:p>19.3368509324937</text:p>
          </table:table-cell>
          <table:table-cell table:formula="of:=[.G8]/[.G9]" office:value-type="float" office:value="19.3368509324937" calcext:value-type="float">
            <text:p>19.3368509324937</text:p>
          </table:table-cell>
          <table:table-cell table:formula="of:=[.H8]/[.H9]" office:value-type="float" office:value="16.3508388083655" calcext:value-type="float">
            <text:p>16.3508388083655</text:p>
          </table:table-cell>
          <table:table-cell/>
          <table:table-cell table:formula="of:=[.J8]/[.J9]" office:value-type="float" office:value="4.54984727823381" calcext:value-type="float">
            <text:p>4.54984727823381</text:p>
          </table:table-cell>
          <table:table-cell table:formula="of:=[.K8]/[.K9]" office:value-type="float" office:value="3.79153939852818" calcext:value-type="float">
            <text:p>3.79153939852818</text:p>
          </table:table-cell>
        </table:table-row>
        <table:table-row table:style-name="ro1">
          <table:table-cell office:value-type="string" calcext:value-type="string">
            <text:p>Required Length (in)</text:p>
          </table:table-cell>
          <table:table-cell table:formula="of:=[.B10]/2.54" office:value-type="float" office:value="7.61293343798965" calcext:value-type="float">
            <text:p>7.61293343798965</text:p>
          </table:table-cell>
          <table:table-cell table:formula="of:=[.C10]/2.54" office:value-type="float" office:value="4.85518714157503" calcext:value-type="float">
            <text:p>4.85518714157503</text:p>
          </table:table-cell>
          <table:table-cell table:formula="of:=[.D10]/2.54" office:value-type="float" office:value="6.34411119832471" calcext:value-type="float">
            <text:p>6.34411119832471</text:p>
          </table:table-cell>
          <table:table-cell table:formula="of:=[.E10]/2.54" office:value-type="float" office:value="6.34411119832471" calcext:value-type="float">
            <text:p>6.34411119832471</text:p>
          </table:table-cell>
          <table:table-cell table:formula="of:=[.F10]/2.54" office:value-type="float" office:value="7.61293343798965" calcext:value-type="float">
            <text:p>7.61293343798965</text:p>
          </table:table-cell>
          <table:table-cell table:formula="of:=[.G10]/2.54" office:value-type="float" office:value="7.61293343798965" calcext:value-type="float">
            <text:p>7.61293343798965</text:p>
          </table:table-cell>
          <table:table-cell table:formula="of:=[.H10]/2.54" office:value-type="float" office:value="6.43733811352973" calcext:value-type="float">
            <text:p>6.43733811352973</text:p>
          </table:table-cell>
          <table:table-cell/>
          <table:table-cell table:formula="of:=[.J10]/2.54" office:value-type="float" office:value="1.79127845599756" calcext:value-type="float">
            <text:p>1.79127845599756</text:p>
          </table:table-cell>
          <table:table-cell table:formula="of:=[.K10]/2.54" office:value-type="float" office:value="1.49273204666464" calcext:value-type="float">
            <text:p>1.4927320466646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9mm 5/8” rod</text:p>
          </table:table-cell>
          <table:table-cell table:style-name="ce1" office:value-type="string" calcext:value-type="string">
            <text:p>9mm 0.98” rod</text:p>
          </table:table-cell>
          <table:table-cell table:style-name="ce1" office:value-type="string" calcext:value-type="string">
            <text:p>9mm 3/4” Rod</text:p>
          </table:table-cell>
          <table:table-cell table:style-name="ce1" table:number-columns-repeated="3"/>
          <table:table-cell table:style-name="ce1" office:value-type="string" calcext:value-type="string">
            <text:p>.45 ACP 1” Rod</text:p>
          </table:table-cell>
          <table:table-cell/>
          <table:table-cell table:number-columns-repeated="2" table:style-name="ce1" office:value-type="string" calcext:value-type="string">
            <text:p>22LR 5/8” r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3:12:32.711420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3:12.051100857</meta:creation-date>
    <meta:editing-duration>P0D</meta:editing-duration>
    <meta:editing-cycles>1</meta:editing-cycles>
    <meta:generator>LibreOffice/5.2.2.2$Linux_X86_64 LibreOffice_project/20m0$Build-2</meta:generator>
    <dc:title>Bolt Weight/Length Calculator</dc:title>
    <meta:document-statistic meta:table-count="1" meta:cell-count="78" meta:object-count="0"/>
  </office:meta>
</office:document-meta>
</file>